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Palatino-Roman" svg:font-family="Palatino-Roma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officeooo:paragraph-rsid="00bb0070"/>
    </style:style>
    <style:style style:name="P2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DejaVu Sans" fo:font-size="9pt" fo:font-weight="normal" officeooo:rsid="009cd6c1" officeooo:paragraph-rsid="00a582e9" style:font-name-asian="Times New Roman1" style:font-size-asian="9pt" style:font-weight-asian="normal" style:font-name-complex="Palatino-Roman" style:font-size-complex="9pt" style:font-weight-complex="normal"/>
    </style:style>
    <style:style style:name="P3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DejaVu Sans" fo:font-size="9pt" fo:font-weight="normal" officeooo:rsid="009cd6c1" officeooo:paragraph-rsid="00bf156b" style:font-name-asian="Times New Roman1" style:font-size-asian="9pt" style:font-weight-asian="normal" style:font-name-complex="Palatino-Roman" style:font-size-complex="9pt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DejaVu Sans" fo:font-size="9pt" fo:font-weight="normal" officeooo:rsid="009cd6c1" officeooo:paragraph-rsid="00c0a016" style:font-name-asian="Times New Roman1" style:font-size-asian="9pt" style:font-weight-asian="normal" style:font-name-complex="Palatino-Roman" style:font-size-complex="9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DejaVu Sans" fo:font-size="9pt" fo:font-weight="normal" officeooo:rsid="009e8fd7" officeooo:paragraph-rsid="009e8fd7" style:font-name-asian="Times New Roman1" style:font-size-asian="9pt" style:font-weight-asian="normal" style:font-name-complex="Palatino-Roman" style:font-size-complex="9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DejaVu Sans" fo:font-size="9pt" fo:font-weight="normal" officeooo:rsid="009e8fd7" officeooo:paragraph-rsid="00a28dec" style:font-name-asian="Times New Roman1" style:font-size-asian="9pt" style:font-weight-asian="normal" style:font-name-complex="Palatino-Roman" style:font-size-complex="9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DejaVu Sans" fo:font-size="9pt" fo:font-weight="normal" officeooo:rsid="00a71366" officeooo:paragraph-rsid="00a71366" style:font-name-asian="Times New Roman1" style:font-size-asian="9pt" style:font-weight-asian="normal" style:font-name-complex="Palatino-Roman" style:font-size-complex="9pt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DejaVu Sans" fo:font-size="9pt" fo:font-weight="normal" officeooo:rsid="00be0f84" officeooo:paragraph-rsid="00bf156b" style:font-name-asian="Times New Roman1" style:font-size-asian="9pt" style:font-weight-asian="normal" style:font-name-complex="Palatino-Roman" style:font-size-complex="9pt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DejaVu Sans" fo:font-size="9pt" fo:font-weight="normal" officeooo:rsid="00c0cc49" officeooo:paragraph-rsid="00c0cc49" style:font-name-asian="Times New Roman1" style:font-size-asian="9pt" style:font-weight-asian="normal" style:font-name-complex="Palatino-Roman" style:font-size-complex="9pt" style:font-weight-complex="normal"/>
    </style:style>
    <style:style style:name="P10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DejaVu Sans" fo:font-size="9pt" fo:font-weight="normal" officeooo:paragraph-rsid="00bb0070" style:font-name-asian="Times New Roman1" style:font-size-asian="9pt" style:font-weight-asian="normal" style:font-name-complex="Palatino-Roman" style:font-size-complex="9pt" style:font-weight-complex="normal"/>
    </style:style>
    <style:style style:name="P1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DejaVu Sans" fo:font-size="9pt" fo:font-weight="normal" officeooo:rsid="00b3ac0c" officeooo:paragraph-rsid="00b6782f" style:font-name-asian="Times New Roman1" style:font-size-asian="9pt" style:font-weight-asian="normal" style:font-name-complex="Palatino-Roman" style:font-size-complex="9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DejaVu Sans" fo:font-size="9pt" fo:font-weight="normal" officeooo:rsid="00c55900" officeooo:paragraph-rsid="00c55900" style:font-name-asian="Times New Roman1" style:font-size-asian="9pt" style:font-weight-asian="normal" style:font-name-complex="Palatino-Roman" style:font-size-complex="9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DejaVu Sans" fo:font-size="9pt" fo:font-weight="normal" officeooo:rsid="00c5b759" officeooo:paragraph-rsid="00c5b759" style:font-name-asian="Times New Roman1" style:font-size-asian="9pt" style:font-weight-asian="normal" style:font-name-complex="Palatino-Roman" style:font-size-complex="9pt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DejaVu Sans" fo:font-size="9pt" fo:font-weight="normal" officeooo:rsid="00cbb4d4" officeooo:paragraph-rsid="00cbb4d4" style:font-name-asian="Times New Roman1" style:font-size-asian="9pt" style:font-weight-asian="normal" style:font-name-complex="Palatino-Roman" style:font-size-complex="9pt" style:font-weight-complex="normal"/>
    </style:style>
    <style:style style:name="P1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DejaVu Sans" fo:font-size="9pt" fo:font-weight="bold" officeooo:rsid="00c0a016" officeooo:paragraph-rsid="00c0a016" style:font-name-asian="Times New Roman1" style:font-size-asian="9pt" style:font-weight-asian="bold" style:font-name-complex="Palatino-Roman" style:font-size-complex="9pt" style:font-weight-complex="bold"/>
    </style:style>
    <style:style style:name="P16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DejaVu Sans" fo:font-size="9pt" fo:font-weight="bold" officeooo:rsid="00be0f84" officeooo:paragraph-rsid="00c0a016" style:font-name-asian="Times New Roman1" style:font-size-asian="9pt" style:font-weight-asian="bold" style:font-name-complex="Palatino-Roman" style:font-size-complex="9pt" style:font-weight-complex="bold"/>
    </style:style>
    <style:style style:name="P17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DejaVu Sans" fo:font-size="9pt" fo:font-weight="bold" officeooo:rsid="00c55900" officeooo:paragraph-rsid="00c55900" style:font-name-asian="Times New Roman1" style:font-size-asian="9pt" style:font-weight-asian="bold" style:font-name-complex="Palatino-Roman" style:font-size-complex="9pt" style:font-weight-complex="bold"/>
    </style:style>
    <style:style style:name="P18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DejaVu Sans" fo:font-size="9pt" fo:font-weight="bold" officeooo:rsid="00c5b759" officeooo:paragraph-rsid="00c5b759" style:font-name-asian="Times New Roman1" style:font-size-asian="9pt" style:font-weight-asian="bold" style:font-name-complex="Palatino-Roman" style:font-size-complex="9pt" style:font-weight-complex="bold"/>
    </style:style>
    <style:style style:name="P19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DejaVu Sans" fo:font-size="9pt" fo:font-weight="bold" officeooo:rsid="00cbb4d4" officeooo:paragraph-rsid="00cbb4d4" style:font-name-asian="Times New Roman1" style:font-size-asian="9pt" style:font-weight-asian="bold" style:font-name-complex="Palatino-Roman" style:font-size-complex="9pt" style:font-weight-complex="bold"/>
    </style:style>
    <style:style style:name="P20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DejaVu Sans" fo:font-size="9pt" officeooo:paragraph-rsid="00ac6373" style:font-size-asian="9pt" style:font-size-complex="9pt"/>
    </style:style>
    <style:style style:name="P2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DejaVu Sans" fo:font-size="9pt" officeooo:rsid="00b3ac0c" officeooo:paragraph-rsid="00b595e9" style:font-size-asian="9pt" style:font-size-complex="9pt"/>
    </style:style>
    <style:style style:name="P22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DejaVu Sans" fo:font-size="9pt" fo:font-weight="bold" officeooo:rsid="00b3ac0c" officeooo:paragraph-rsid="00b95011" style:font-size-asian="9pt" style:font-weight-asian="bold" style:font-size-complex="9pt" style:font-weight-complex="bold"/>
    </style:style>
    <style:style style:name="P23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DejaVu Sans" fo:font-size="9pt" fo:font-weight="normal" officeooo:rsid="00ccf65f" officeooo:paragraph-rsid="00ccf65f" style:font-name-asian="Times New Roman1" style:font-size-asian="9pt" style:font-weight-asian="normal" style:font-name-complex="Palatino-Roman" style:font-size-complex="9pt" style:font-weight-complex="normal"/>
    </style:style>
    <style:style style:name="P24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DejaVu Sans" fo:font-size="9pt" fo:font-weight="normal" officeooo:rsid="00ce7989" officeooo:paragraph-rsid="00ce7989" style:font-name-asian="Times New Roman1" style:font-size-asian="9pt" style:font-weight-asian="normal" style:font-name-complex="Palatino-Roman" style:font-size-complex="9pt" style:font-weight-complex="normal"/>
    </style:style>
    <style:style style:name="P25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fo:color="#000000" style:font-name="DejaVu Sans" fo:font-size="9pt" fo:font-weight="bold" officeooo:rsid="00ce7989" officeooo:paragraph-rsid="00ce7989" style:font-name-asian="Times New Roman1" style:font-size-asian="9pt" style:font-weight-asian="bold" style:font-name-complex="Palatino-Roman" style:font-size-complex="9pt" style:font-weight-complex="bold"/>
    </style:style>
    <style:style style:name="P26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/>
      <style:text-properties officeooo:rsid="00ccf65f" officeooo:paragraph-rsid="00ccf65f"/>
    </style:style>
    <style:style style:name="P27" style:family="paragraph" style:parent-style-name="Text_20_body" style:list-style-name="L2">
      <style:paragraph-properties fo:margin-top="0cm" fo:margin-bottom="0cm" loext:contextual-spacing="false" fo:line-height="100%" fo:text-align="justify" style:justify-single-word="false"/>
      <style:text-properties officeooo:rsid="00ccf65f" officeooo:paragraph-rsid="00d0a65a"/>
    </style:style>
    <style:style style:name="P28" style:family="paragraph" style:parent-style-name="Text_20_body" style:master-page-name="Standard">
      <style:paragraph-properties fo:margin-top="0cm" fo:margin-bottom="0cm" loext:contextual-spacing="false" fo:line-height="100%" fo:text-align="justify" style:justify-single-word="false" style:page-number="auto"/>
      <style:text-properties fo:font-weight="bold" officeooo:paragraph-rsid="00ccf65f" style:font-weight-asian="bold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DejaVu Sans" fo:font-size="9pt" fo:font-weight="bold" style:font-name-asian="Times New Roman1" style:font-size-asian="9pt" style:font-weight-asian="bold" style:font-name-complex="Palatino-Roman" style:font-size-complex="9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font-name="DejaVu Sans" fo:font-size="9pt" fo:font-weight="normal" style:font-name-asian="Times New Roman1" style:font-size-asian="9pt" style:font-weight-asian="normal" style:font-name-complex="Palatino-Roman" style:font-size-complex="9pt" style:font-weight-complex="normal"/>
    </style:style>
    <style:style style:name="T5" style:family="text">
      <style:text-properties fo:color="#000000" style:font-name="DejaVu Sans" fo:font-size="9pt" fo:font-weight="normal" officeooo:rsid="00ac6373" style:font-name-asian="Times New Roman1" style:font-size-asian="9pt" style:font-weight-asian="normal" style:font-name-complex="Palatino-Roman" style:font-size-complex="9pt" style:font-weight-complex="normal"/>
    </style:style>
    <style:style style:name="T6" style:family="text">
      <style:text-properties fo:color="#000000" style:font-name="DejaVu Sans" fo:font-size="9pt" fo:font-weight="normal" officeooo:rsid="009cd6c1" style:font-name-asian="Times New Roman1" style:font-size-asian="9pt" style:font-weight-asian="normal" style:font-name-complex="Palatino-Roman" style:font-size-complex="9pt" style:font-weight-complex="normal"/>
    </style:style>
    <style:style style:name="T7" style:family="text">
      <style:text-properties fo:color="#000000" style:font-name="DejaVu Sans" fo:font-size="9pt" fo:font-weight="normal" officeooo:rsid="00ccf65f" style:font-name-asian="Times New Roman1" style:font-size-asian="9pt" style:font-weight-asian="normal" style:font-name-complex="Palatino-Roman" style:font-size-complex="9pt" style:font-weight-complex="normal"/>
    </style:style>
    <style:style style:name="T8" style:family="text">
      <style:text-properties fo:color="#000000" style:font-name="DejaVu Sans" fo:font-size="9pt" fo:font-weight="normal" officeooo:rsid="00d0a65a" style:font-name-asian="Times New Roman1" style:font-size-asian="9pt" style:font-weight-asian="normal" style:font-name-complex="Palatino-Roman" style:font-size-complex="9pt" style:font-weight-complex="normal"/>
    </style:style>
    <style:style style:name="T9" style:family="text">
      <style:text-properties fo:color="#000000" style:font-name="DejaVu Sans" fo:font-size="9pt" officeooo:rsid="00ccf65f" style:font-name-asian="Times New Roman1" style:font-size-asian="9pt" style:font-name-complex="Palatino-Roman" style:font-size-complex="9pt"/>
    </style:style>
    <style:style style:name="T10" style:family="text">
      <style:text-properties fo:color="#000000" style:font-name="DejaVu Sans" fo:font-size="9pt" fo:font-weight="bold" style:font-name-asian="Times New Roman1" style:font-size-asian="9pt" style:font-weight-asian="bold" style:font-name-complex="Palatino-Roman" style:font-size-complex="9pt" style:font-weight-complex="bold"/>
    </style:style>
    <style:style style:name="T11" style:family="text">
      <style:text-properties fo:color="#000000" fo:font-weight="normal" style:font-name-asian="Times New Roman1" style:font-weight-asian="normal" style:font-name-complex="Palatino-Roman" style:font-weight-complex="normal"/>
    </style:style>
    <style:style style:name="T12" style:family="text">
      <style:text-properties fo:color="#000000" fo:font-weight="normal" officeooo:rsid="00b7d969" style:font-name-asian="Times New Roman1" style:font-weight-asian="normal" style:font-name-complex="Palatino-Roman" style:font-weight-complex="normal"/>
    </style:style>
    <style:style style:name="T13" style:family="text">
      <style:text-properties fo:color="#000000" fo:font-weight="normal" officeooo:rsid="00b95011" style:font-name-asian="Times New Roman1" style:font-weight-asian="normal" style:font-name-complex="Palatino-Roman" style:font-weight-complex="normal"/>
    </style:style>
    <style:style style:name="T14" style:family="text">
      <style:text-properties fo:color="#000000" fo:font-weight="normal" officeooo:rsid="00b6782f" style:font-name-asian="Times New Roman1" style:font-weight-asian="normal" style:font-name-complex="Palatino-Roman" style:font-weight-complex="normal"/>
    </style:style>
    <style:style style:name="T15" style:family="text">
      <style:text-properties fo:color="#000000" style:font-name-asian="Times New Roman1" style:font-name-complex="Palatino-Roman"/>
    </style:style>
    <style:style style:name="T16" style:family="text">
      <style:text-properties fo:color="#000000" officeooo:rsid="00ac6373" style:font-name-asian="Times New Roman1" style:font-name-complex="Palatino-Roman"/>
    </style:style>
    <style:style style:name="T17" style:family="text">
      <style:text-properties officeooo:rsid="00a1c53d"/>
    </style:style>
    <style:style style:name="T18" style:family="text">
      <style:text-properties officeooo:rsid="00a28dec"/>
    </style:style>
    <style:style style:name="T19" style:family="text">
      <style:text-properties officeooo:rsid="00a582e9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9">Amazon Redshift is:</text:span></text:p>
      <text:list xml:id="list8322974183646158164" text:style-name="L2">
        <text:list-item>
          <text:p text:style-name="P26"><text:span text:style-name="T4">fast,</text:span></text:p>
        </text:list-item>
        <text:list-item>
          <text:p text:style-name="P26"><text:span text:style-name="T4">fully managed,</text:span></text:p>
        </text:list-item>
        <text:list-item>
          <text:p text:style-name="P26"><text:span text:style-name="T4">petabyte-scale data warehouse service,</text:span></text:p>
        </text:list-item>
        <text:list-item>
          <text:p text:style-name="P27"><text:span text:style-name="T2">a Column-Oriented DBMS</text:span><text:span text:style-name="T4">, </text:span><text:span text:style-name="T8">(confirmed)</text:span></text:p>
        </text:list-item>
      </text:list>
      <text:p text:style-name="P23"/>
      <text:p text:style-name="P25">Comparison between Amazon DynamoDB, Amazon Redshift and Oracle NoSQL:</text:p>
      <text:p text:style-name="P24"><text:a xlink:type="simple" xlink:href="https://db-engines.com/en/system/Amazon+DynamoDB%3BAmazon+Redshift%3BOracle+NoSQL" text:style-name="Internet_20_link" text:visited-style-name="Visited_20_Internet_20_Link">https://db-engines.com/en/system/Amazon+DynamoDB%3BAmazon+Redshift%3BOracle+NoSQL</text:a></text:p>
      <text:p text:style-name="P24"/>
      <text:p text:style-name="P24">Abc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Palatino-Roman" svg:font-family="Palatino-Roma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DejaVu Sans1" style:font-family-complex="'DejaVu Sans'" style:font-family-generic-complex="system" style:font-pitch-complex="variable" style:font-size-complex="14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pple-style-span" style:family="text" style:parent-style-name="Default_20_Paragraph_20_Fon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332</meta:editing-cycles>
    <meta:creation-date>2015-08-07T20:28:00</meta:creation-date>
    <dc:date>2018-05-11T13:37:36.835244421</dc:date>
    <meta:editing-duration>P7DT1H7M19S</meta:editing-duration>
    <meta:generator>LibreOffice/5.1.6.2$Linux_X86_64 LibreOffice_project/10m0$Build-2</meta:generator>
    <meta:document-statistic meta:table-count="0" meta:image-count="0" meta:object-count="0" meta:page-count="1" meta:paragraph-count="8" meta:word-count="29" meta:character-count="268" meta:non-whitespace-character-count="251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